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26C3635373E5.svm"/>
  <manifest:file-entry manifest:media-type="" manifest:full-path="Pictures/2000000700002EB8000024E7AD6D6403.svm"/>
  <manifest:file-entry manifest:media-type="" manifest:full-path="Pictures/200000070000251C0000061A4B9CCCD0.svm"/>
  <manifest:file-entry manifest:media-type="" manifest:full-path="Pictures/2000000700002E8300002B4F19A2E1F3.svm"/>
  <manifest:file-entry manifest:media-type="" manifest:full-path="Pictures/2000000700002C8D00001DABDE315190.svm"/>
  <manifest:file-entry manifest:media-type="" manifest:full-path="Pictures/200000070000191E000025EF544A2CE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1" text:anchor-type="paragraph" svg:x="3.75cm" svg:y="1cm" svg:width="9.5cm" svg:height="1.563cm" draw:z-index="0"><draw:image xlink:href="Pictures/200000070000251C0000061A4B9CCCD0.svm" xlink:type="simple" xlink:show="embed" xlink:actuate="onLoad"/></draw:frame>Terrain Object in het level toevoegen</text:p>
      <text:p text:style-name="Standard"/>
      <text:p text:style-name="Standard"/>
      <text:p text:style-name="P1">Terrain Texture tekenen/schilderen op het Terrain Object.</text:p>
      <text:p text:style-name="Standard"/>
      <text:p text:style-name="Standard"><draw:frame draw:style-name="fr2" draw:name="Afbeeldingen2" text:anchor-type="paragraph" svg:width="11.405cm" svg:height="7.595cm" draw:z-index="1"><draw:image xlink:href="Pictures/2000000700002C8D00001DABDE315190.svm" xlink:type="simple" xlink:show="embed" xlink:actuate="onLoad"/></draw:frame></text:p>
      <text:p text:style-name="Standard"/>
      <text:p text:style-name="P1">Terrain texture layer toevoegen – stap 1</text:p>
      <text:p text:style-name="Standard"><draw:frame draw:style-name="fr3" draw:name="Afbeeldingen3" text:anchor-type="paragraph" svg:width="11.959cm" svg:height="9.447cm" draw:z-index="2"><draw:image xlink:href="Pictures/2000000700002EB8000024E7AD6D6403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Terrain texture layer toevoegen – stap 2</text:p>
      <text:p text:style-name="Standard"><draw:frame draw:style-name="fr1" draw:name="Afbeeldingen4" text:anchor-type="paragraph" svg:x="2.574cm" svg:y="0cm" svg:width="11.906cm" svg:height="11.088cm" draw:z-index="3"><draw:image xlink:href="Pictures/2000000700002E8300002B4F19A2E1F3.svm" xlink:type="simple" xlink:show="embed" xlink:actuate="onLoad"/></draw:frame></text:p>
      <text:p text:style-name="Standard"/>
      <text:p text:style-name="P1">Texture selecteren voor de texture layer</text:p>
      <text:p text:style-name="Standard"><draw:frame draw:style-name="fr1" draw:name="Afbeeldingen5" text:anchor-type="paragraph" svg:x="5.286cm" svg:y="0cm" svg:width="6.429cm" svg:height="9.71cm" draw:z-index="4"><draw:image xlink:href="Pictures/200000070000191E000025EF544A2CE0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Settings voor het tekenen / schilderen van een texture op een terrain object</text:p>
      <text:p text:style-name="Standard"><draw:frame draw:style-name="fr2" draw:name="Afbeeldingen6" text:anchor-type="paragraph" svg:width="11.615cm" svg:height="9.924cm" draw:z-index="5"><draw:image xlink:href="Pictures/2000000700002D60000026C3635373E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03T12:08:14.45</meta:creation-date>
    <meta:document-statistic meta:table-count="0" meta:image-count="6" meta:object-count="0" meta:page-count="3" meta:paragraph-count="6" meta:word-count="46" meta:character-count="290"/>
    <dc:date>2023-04-03T12:20:34.44</dc:date>
    <meta:editing-duration>PT12M21S</meta:editing-duration>
    <meta:editing-cycles>1</meta:editing-cycles>
    <meta:generator>OpenOffice/4.1.12$Win32 OpenOffice.org_project/4112m1$Build-9809</meta:generator>
  </office:meta>
</office:document-meta>
</file>